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023e8" officeooo:paragraph-rsid="001aa1b8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f717d2" officeooo:paragraph-rsid="001aa1b8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f26be9" officeooo:paragraph-rsid="001aa1b8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023e8" officeooo:paragraph-rsid="001aa1b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0835f" officeooo:paragraph-rsid="001aa1b8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1de71" officeooo:paragraph-rsid="001aa1b8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26be9" officeooo:paragraph-rsid="001aa1b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43b8d" officeooo:paragraph-rsid="001aa1b8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717d2" officeooo:paragraph-rsid="001aa1b8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7a2b3" officeooo:paragraph-rsid="001aa1b8" style:font-size-asian="12pt" style:font-weight-asian="normal" style:font-size-complex="12pt" style:font-weight-complex="normal"/>
    </style:style>
    <style:style style:name="T1" style:family="text">
      <style:text-properties officeooo:rsid="014fb295"/>
    </style:style>
    <style:style style:name="T2" style:family="text">
      <style:text-properties officeooo:rsid="01f53af3"/>
    </style:style>
    <style:style style:name="T3" style:family="text">
      <style:text-properties officeooo:rsid="01f72d5e"/>
    </style:style>
    <style:style style:name="T4" style:family="text">
      <style:text-properties officeooo:rsid="0369a025"/>
    </style:style>
    <style:style style:name="T5" style:family="text">
      <style:text-properties officeooo:rsid="00f0835f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1f737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4"/>
      <text:p text:style-name="P4">Со Славиком Аксяновым у меня сперва были нормальные отношения, хотя я видел, что в прошлой жизни он служил нацистским офицером в лагере смерти, а в нынешней чересчур любит привлекать к себе внимание пустыми базарами.</text:p>
      <text:p text:style-name="P4"><text:span text:style-name="T2">Но я</text:span> ему даже помогал доски пилить для топчана.</text:p>
      <text:p text:style-name="P4"/>
      <text:p text:style-name="P4">От Чабанки до шахты тоже два километра и тоже по грунтовке через поле, но без лесополосы. И в том поле за мной всегда мухи увязывались — целым роем. </text:p>
      <text:p text:style-name="P4">Летят и не отстают. А я не хотел привести за собою «хвост» и тем самым выдать местоположение шахты; и нашёл-<text:span text:style-name="T3">таки</text:span> способ <text:span text:style-name="T3">сбрасывать мух с хвоста</text:span>.</text:p>
      <text:p text:style-name="P4">Перед общежитием стояло длинное здание бывшей фермы. <text:span text:style-name="T3">Е</text:span>го-<text:span text:style-name="T3">то я и </text:span><text:s/>использовал как дезинфекционный шлюз космического корабля <text:span text:style-name="T4">и</text:span> заходил в это здание с одно<text:span text:style-name="T5">го конца </text:span>— <text:span text:style-name="T5">мухи, роем, следом — и шёл на выход в другом конце. </text:span></text:p>
      <text:p text:style-name="P5">Они, от запаха навоза засохшего ещё в эпоху старины глубокой, впадали в растерянность и бросались кто куда в активном поиске дерьма, а я выходил на воздух с купленными в Чабанке продуктами без единой жужжалки за спиной.</text:p>
      <text:p text:style-name="P5"/>
      <text:p text:style-name="P5">Славик попросил разрешения взять доски с пола в старой ферме, чтоб сделать себе с женой топчан, потому что ожидал приезда тёщи.</text:p>
      <text:p text:style-name="P5"><text:span text:style-name="T3">Потом м</text:span>ы с ним пошли и ломом повыдёргивали <text:span text:style-name="T3">тех </text:span>досок <text:span text:style-name="T3">сколько надо</text:span>. Ничего, крепкие оказались, только прибиты слишком длинными гвоздями.</text:p>
      <text:p text:style-name="P5"><text:span text:style-name="T3">И тут</text:span> он <text:span text:style-name="T3">начал</text:span> советоваться о размерах будущего топчана.</text:p>
      <text:p text:style-name="P5"><text:span text:style-name="T3">А у</text:span> меня на тот момент уже имелась целая, хорошо разработанная нумерологическая система. </text:p>
      <text:p text:style-name="P5">С <text:span text:style-name="T3">отдельными </text:span>цифрами <text:span text:style-name="T3">вообще </text:span>полная ясность, что 22 — «смерть», 24 — «жена», 10 — «секс» и так далее, <text:span text:style-name="T3">ну, а дальше комбинируй смотря по ситуации</text:span>.</text:p>
      <text:p text:style-name="P5">С учётом назначения изделия, я ему предложил оптимальный вариант — 2 метра 10 сантиметров. В смысле 10 на двоих, самое оно для молодой семьи.</text:p>
      <text:p text:style-name="P5">А он упёрся — хочу 2 метра 30 сантиметров!</text:p>
      <text:p text:style-name="P5">Ну, тебе видней, чего ты <text:span text:style-name="T3">там </text:span>хочешь.</text:p>
      <text:p text:style-name="P5">Он откуда-то притащил «козёл», на котором дрова пилят. </text:p>
      <text:p text:style-name="P5">Доску на «козла»; рулеткой отметку, и — поехали! Потом остановились перекурить.</text:p>
      <text:p text:style-name="P6">Тут проходит мимо его жена, Люда, пальцем на «козла» показывает и Славику, возмущённо так, заявляет:</text:p>
      <text:p text:style-name="P6">- Если ты думаешь, что я на <text:span text:style-name="T6">это</text:span> лягу, то не надейся!!!</text:p>
      <text:p text:style-name="P6">Так я окончательно убедился, что она частица иного мира. </text:p>
      <text:p text:style-name="P6">Какая нормальная женщина «козла» не видала?</text:p>
      <text:p text:style-name="P6"/>
      <text:p text:style-name="P6"><text:span text:style-name="T3">Плюс к </text:span><text:s/>тому, она <text:s/>умела мысли читать.</text:p>
      <text:p text:style-name="P6">Я один раз в ихнюю комнату зашёл — Славик борщ наяривал и телевизор смотрел. </text:p>
      <text:p text:style-name="P6">От борща я отказался, сел у двери и жду пока доест. </text:p>
      <text:p text:style-name="P6">А у него за спиной холодильник, а на холодильнике зеркало лицом вниз положено, а у <text:soft-page-break/>зеркала сзади на рамке две пластмассовые ножки, чтобы стояло, когда не в лежачем положении.</text:p>
      <text:p text:style-name="P6">С того стула, где я сижу, <text:span text:style-name="T3">такая открывается</text:span> картина — Славик ест глазами телевизор, а сам борщ уминает, а из волос его две зелёные ножки в форме лирообразных рогов торчат.</text:p>
      <text:p text:style-name="P6">Тут я и подумал про себя, в уме то есть: «Так ты не только нацист, а ещё и рогатик!»</text:p>
      <text:p text:style-name="P6">Люда эти мысли прочитала, сразу к холодильнику подошла и ножки <text:span text:style-name="T1">т</text:span>е опустила. </text:p>
      <text:p text:style-name="P6">Доедал он уже без рогов.</text:p>
      <text:p text:style-name="P6">Вобщем, когда Славик тот топчан системы «аэродром» в комнату свою уволок, у них на этом станке игральном нестыковка какая-то обнаружилась — через три дня он его из общежития выволок и ножовкой укорачивал. </text:p>
      <text:p text:style-name="P6">Называется подгонка методом тыка.</text:p>
      <text:p text:style-name="P6">А когда его тёща приехала, он вообще звереть начал. </text:p>
      <text:p text:style-name="P6">Приходил ко мне в комнату и рожи корчил. Мне-то цель его гримас без объяснений понятна — хотел, чтобы я с ума сошёл.</text:p>
      <text:p text:style-name="P6"/>
      <text:p text:style-name="P6">Один раз Ваня, машинист с первой машины, позвал меня разделить с ним трапезу в штольне.</text:p>
      <text:p text:style-name="P6">Его жена работала в столовой военного училища, где обучались негры из стран пробудившейся Африки. </text:p>
      <text:p text:style-name="P6">Так эти негры <text:span text:style-name="T4">спросонку </text:span>не слишком-<text:span text:style-name="T4">то</text:span> голодные, судя по тому сколько провизии она оттуда домой приносила.</text:p>
      <text:p text:style-name="P7">Ваня когда снял крышку с той алюминиевой кастрюли, так там доверху всё рёбра с мясом.</text:p>
      <text:p text:style-name="P7">Мы втроём — Ваня с помощником и я — насилу ту гекатомбу съели и костей получилась целая куча. </text:p>
      <text:p text:style-name="P7">А тут Славик за какой-то запчастью пришёл, увидел груду обглоданных костей — его аж перекосило от зависти, наверно, тёщин борщик вспомнил<text:span text:style-name="T4">ся</text:span>.</text:p>
      <text:p text:style-name="P7">Поздно вечером, когда жители общежития наслаждались прохладой на лавке у входа, он на меня буром попёр. Даже один слиток из золотого запаса в бурьянах выхватил. Двумя руками над головой вскинул и — в меня запустил.</text:p>
      <text:p text:style-name="P7">Красивое зрелище получилось — полная луна льёт <text:span text:style-name="T4">свой </text:span>свет на дугообразную траекторию, по которой слиток летит и поблескивает белым, <text:span text:style-name="T4">якобы, алюминиевым </text:span><text:s/>цветом.</text:p>
      <text:p text:style-name="P3"><text:span text:style-name="T4">(</text:span>Может я всё-таки ошибался и на шахте добывали платину?<text:span text:style-name="T4">)</text:span></text:p>
      <text:p text:style-name="P7">Теперь уже мне пришлось ретироваться задом наперёд по способу армянина Алика.</text:p>
      <text:p text:style-name="P7">Жена Люда увела <text:span text:style-name="T7">Славика</text:span> с арены показательных выступлений.</text:p>
      <text:p text:style-name="P7">В следующее своё посещение Одессы я зашёл в юридическую консультацию — вывеска на глаза попалась. Спросил, без обнародования имён и географических координат, <text:s/>какие у них рекомендации, если сосед по общежитию донимает.</text:p>
      <text:p text:style-name="P7">- Обратитесь в комсомольскую организацию предприятия.</text:p>
      <text:p text:style-name="P8">И эти не от мира сего. </text:p>
      <text:p text:style-name="P8">Я же <text:span text:style-name="T7">ж </text:span>говорю — они на каждом шагу.</text:p>
      <text:p text:style-name="P6"/>
      <text:p text:style-name="P9">Но, если <text:span text:style-name="T4">С</text:span>амый главный это Яковлевич, то кто же тогда главный инженер?</text:p>
      <text:p text:style-name="P9">Догадаться не сложно — кто антипод Творца? <text:s/></text:p>
      <text:p text:style-name="P9">Князь тьмы и повелитель всех нечистых, кто ж ещё.</text:p>
      <text:p text:style-name="P9">Это заметно даже по их взаимоотношениям — уважительный, но вооружённый нейтралитет.</text:p>
      <text:p text:style-name="P10"><text:soft-page-break/>Помню стоят в стволовом тоннеле, корректно так разговаривают. Мастер в чёрной робе, а главный инженер в летней рубашечке, широкий носовой платок поверх воротника заломил — чтоб пыль не садилась, вот только вместо пробкового колонизаторского шлема — пластмассовая каска, а так полный «я тут хозяин». </text:p>
      <text:p text:style-name="P10">Хотя, конечно, под землёй <text:s/>его вотчина.</text:p>
      <text:p text:style-name="P9"/>
      <text:p text:style-name="P2"><text:span text:style-name="T1">(</text:span>...<text:span text:style-name="T1">т</text:span>ы скажешь: неужели возможен контакт между столь диаметральными противоположностями?</text:p>
      <text:p text:style-name="P2"><text:s/>Не забывай — на дворе стоял двадцатый век, вторая его половина, когда всё настолько переплелось и перепуталось, что простая геометрия уже не помогала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42:53.828113689</meta:creation-date>
    <dc:date>2017-03-02T19:42:58.412744551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55" meta:word-count="884" meta:character-count="5577" meta:non-whitespace-character-count="4700"/>
    <meta:generator>LibreOffice/4.3.3.2$Linux_x86 LibreOffice_project/430m0$Build-2</meta:generator>
  </office:meta>
</office:document-meta>
</file>